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D10000038945EE8133.png" manifest:media-type="image/png"/>
  <manifest:file-entry manifest:full-path="Pictures/1000DAEE0000B45A00005D8919CCB80F.pdf" manifest:media-type="application/pd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677cm" svg:height="13.316cm" svg:x="1.27cm" svg:y="1.27cm">
          <draw:image xlink:href="Pictures/1000DAEE0000B45A00005D8919CCB80F.pdf" xlink:type="simple" xlink:show="embed" xlink:actuate="onLoad" draw:mime-type="application/pdf">
            <text:p/>
          </draw:image>
          <draw:image xlink:href="Pictures/10000001000006D10000038945EE8133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48" draw:display-name="Gradient 148" draw:style="axial" draw:start-color="#81d41a" draw:end-color="#81d41a" draw:start-intensity="100%" draw:end-intensity="100%" draw:angle="300deg" draw:border="0%">
      <loext:gradient-stop svg:offset="1" loext:color-type="rgb" loext:color-value="#81d41a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6T14:49:33.118290009</meta:creation-date>
    <dc:date>2025-05-07T14:57:21.091427306</dc:date>
    <meta:editing-duration>PT3H54M59S</meta:editing-duration>
    <meta:editing-cycles>2</meta:editing-cycles>
    <meta:generator>LibreOffice/25.2.2.2$Linux_X86_64 LibreOffice_project/520$Build-2</meta:generator>
    <meta:document-statistic meta:object-count="26"/>
  </office:meta>
</office:document-meta>
</file>